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imSun" svg:font-family="SimSu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text-properties fo:font-size="12pt" style:font-size-asian="12pt"/>
    </style:style>
    <style:style style:name="P3" style:family="paragraph" style:parent-style-name="Standard">
      <style:text-properties fo:font-size="12pt" fo:language="en" fo:country="US" style:font-size-asian="12pt" style:language-asian="zh" style:country-asian="CN"/>
    </style:style>
    <style:style style:name="P4" style:family="paragraph" style:parent-style-name="Standard">
      <style:paragraph-properties fo:text-align="start" style:justify-single-word="false"/>
      <style:text-properties fo:font-size="12pt" fo:language="en" fo:country="US" style:font-size-asian="12pt" style:language-asian="zh" style:country-asian="CN" style:font-size-complex="12pt"/>
    </style:style>
    <style:style style:name="P5" style:family="paragraph" style:parent-style-name="Standard">
      <style:paragraph-properties fo:text-align="start" style:justify-single-word="false"/>
      <style:text-properties fo:font-size="12pt" fo:language="en" fo:country="US" fo:font-weight="bold" style:font-size-asian="12pt" style:language-asian="zh" style:country-asian="CN" style:font-weight-asian="bold" style:font-weight-complex="bold"/>
    </style:style>
    <style:style style:name="P6" style:family="paragraph" style:parent-style-name="Standard">
      <style:text-properties fo:font-size="12pt" fo:language="en" fo:country="US" style:font-name-asian="Times New Roman" style:font-size-asian="12pt" style:language-asian="zh" style:country-asian="CN"/>
    </style:style>
    <style:style style:name="P7" style:family="paragraph" style:parent-style-name="Standard">
      <style:text-properties fo:font-size="12pt" fo:language="en" fo:country="US" fo:font-weight="normal" style:font-size-asian="12pt" style:language-asian="zh" style:country-asian="CN" style:font-weight-asian="normal" style:font-weight-complex="bold"/>
    </style:style>
    <style:style style:name="P8" style:family="paragraph" style:parent-style-name="Standard">
      <style:paragraph-properties fo:text-align="start" style:justify-single-word="false"/>
      <style:text-properties fo:font-size="12pt" fo:font-weight="bold" style:font-size-asian="12pt" style:font-weight-asian="bold"/>
    </style:style>
    <style:style style:name="P9" style:family="paragraph" style:parent-style-name="Standard">
      <style:paragraph-properties fo:text-align="start" style:justify-single-word="false"/>
      <style:text-properties fo:font-size="12pt" style:font-name-asian="Times New Roman" style:font-size-asian="12pt"/>
    </style:style>
    <style:style style:name="P10"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1" style:family="paragraph" style:parent-style-name="Standard">
      <style:paragraph-properties fo:margin-left="0in" fo:margin-right="0in" fo:text-align="start" style:justify-single-word="false" fo:text-indent="0in" style:auto-text-indent="false"/>
      <style:text-properties fo:font-size="12pt" fo:language="en" fo:country="US" fo:font-weight="normal" style:font-size-asian="12pt" style:language-asian="zh" style:country-asian="CN" style:font-weight-asian="normal"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2pt" fo:language="en" fo:country="US" style:font-size-asian="12pt" style:language-asian="zh" style:country-asian="CN"/>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paragraph-properties fo:margin-left="-0.7217in" fo:margin-right="-0.6472in" fo:text-indent="0in" style:auto-text-indent="false"/>
    </style:style>
    <style:style style:name="P15" style:family="paragraph" style:parent-style-name="Standard">
      <style:paragraph-properties fo:margin-left="0in" fo:margin-right="-0.6472in" fo:text-indent="0in" style:auto-text-indent="false"/>
      <style:text-properties fo:font-size="12pt" fo:language="en" fo:country="US" fo:font-weight="bold" style:font-size-asian="12pt" style:language-asian="zh" style:country-asian="CN" style:font-weight-asian="bold" style:font-size-complex="12pt" style:font-weight-complex="normal"/>
    </style:style>
    <style:style style:name="P16" style:family="paragraph" style:parent-style-name="Standard">
      <style:paragraph-properties fo:margin-left="0in" fo:margin-right="-0.6472in" fo:text-indent="0in" style:auto-text-indent="false"/>
      <style:text-properties fo:font-size="12pt" fo:language="en" fo:country="US" fo:font-weight="normal" style:font-size-asian="12pt" style:language-asian="zh" style:country-asian="CN" style:font-weight-asian="normal" style:font-size-complex="12pt" style:font-weight-complex="bold"/>
    </style:style>
    <style:style style:name="P17" style:family="paragraph" style:parent-style-name="Standard">
      <style:paragraph-properties fo:margin-left="0in" fo:margin-right="0in" fo:text-align="start" style:justify-single-word="false" fo:text-indent="0.3335in" style:auto-text-indent="false"/>
      <style:text-properties fo:font-size="12pt" fo:language="en" fo:country="US" style:font-size-asian="12pt" style:language-asian="zh" style:country-asian="CN"/>
    </style:style>
    <style:style style:name="P18" style:family="paragraph" style:parent-style-name="Standard">
      <style:paragraph-properties fo:margin-left="1.422in" fo:margin-right="0in" fo:text-align="start" style:justify-single-word="false" fo:text-indent="-1.422in" style:auto-text-indent="false"/>
    </style:style>
    <style:style style:name="P19" style:family="paragraph" style:parent-style-name="Standard">
      <style:paragraph-properties fo:margin-left="1.422in" fo:margin-right="0in" fo:text-align="start" style:justify-single-word="false" fo:text-indent="-1.422in" style:auto-text-indent="false"/>
      <style:text-properties fo:font-size="12pt" fo:font-weight="bold" style:font-size-asian="12pt" style:font-weight-asian="bold"/>
    </style:style>
    <style:style style:name="P20" style:family="paragraph" style:parent-style-name="Standard">
      <style:paragraph-properties fo:margin-left="1.4165in" fo:margin-right="0in" fo:text-align="start" style:justify-single-word="false" fo:text-indent="-1.4165in" style:auto-text-indent="false"/>
    </style:style>
    <style:style style:name="P21" style:family="paragraph" style:parent-style-name="Standard">
      <style:paragraph-properties fo:margin-left="1.4165in" fo:margin-right="0in" fo:text-align="start" style:justify-single-word="false" fo:text-indent="-1.4165in" style:auto-text-indent="false"/>
      <style:text-properties fo:font-size="12pt" style:font-size-asian="12pt"/>
    </style:style>
    <style:style style:name="P22" style:family="paragraph" style:parent-style-name="Standard">
      <style:paragraph-properties fo:margin-left="1.4165in" fo:margin-right="0in" fo:text-align="start" style:justify-single-word="false" fo:text-indent="-1.4165in" style:auto-text-indent="false"/>
      <style:text-properties fo:font-size="12pt" style:font-name-asian="Times New Roman" style:font-size-asian="12pt"/>
    </style:style>
    <style:style style:name="P23" style:family="paragraph" style:parent-style-name="Standard">
      <style:paragraph-properties fo:margin-left="1.4161in" fo:margin-right="0in" fo:text-align="start" style:justify-single-word="false" fo:text-indent="-1.1665in" style:auto-text-indent="false"/>
      <style:text-properties fo:font-size="12pt" style:font-size-asian="12pt"/>
    </style:style>
    <style:style style:name="P24" style:family="paragraph" style:parent-style-name="Standard">
      <style:paragraph-properties fo:margin-left="0.2492in" fo:margin-right="0in" fo:text-align="start" style:justify-single-word="false" fo:text-indent="0in" style:auto-text-indent="false"/>
      <style:text-properties fo:font-size="12pt" style:font-size-asian="12pt"/>
    </style:style>
    <style:style style:name="P25" style:family="paragraph" style:parent-style-name="Standard">
      <style:paragraph-properties fo:margin-left="0in" fo:margin-right="0in" fo:text-align="start" style:justify-single-word="false" fo:text-indent="0.25in" style:auto-text-indent="false"/>
      <style:text-properties fo:font-size="12pt" style:font-size-asian="12pt"/>
    </style:style>
    <style:style style:name="P26" style:family="paragraph" style:parent-style-name="Standard" style:master-page-name="Standard">
      <style:paragraph-properties fo:text-align="center" style:justify-single-word="false" style:page-number="auto"/>
      <style:text-properties fo:font-size="14pt" fo:language="en" fo:country="US" fo:font-weight="bold" style:font-size-asian="14pt" style:language-asian="zh" style:country-asian="CN" style:font-weight-asian="bold" style:font-size-complex="14pt" style:font-weight-complex="bold"/>
    </style:style>
    <style:style style:name="P27" style:family="paragraph" style:parent-style-name="Standard" style:list-style-name="WW8Num1">
      <style:paragraph-properties fo:margin-left="0.2917in" fo:margin-right="0in" fo:text-indent="-0.2917in" style:auto-text-indent="false">
        <style:tab-stops>
          <style:tab-stop style:position="0.2917in"/>
        </style:tab-stops>
      </style:paragraph-properties>
      <style:text-properties fo:font-size="12pt" fo:language="en" fo:country="US" fo:font-weight="normal" style:font-size-asian="12pt" style:language-asian="zh" style:country-asian="CN" style:font-weight-asian="normal" style:font-size-complex="12pt" style:font-weight-complex="bold"/>
    </style:style>
    <style:style style:name="P28" style:family="paragraph" style:parent-style-name="Standard" style:list-style-name="WW8Num9">
      <style:paragraph-properties fo:margin-left="0.2917in" fo:margin-right="0in" fo:text-align="start" style:justify-single-word="false" fo:text-indent="-0.2917in" style:auto-text-indent="false">
        <style:tab-stops>
          <style:tab-stop style:position="0.2917in"/>
        </style:tab-stops>
      </style:paragraph-properties>
      <style:text-properties fo:font-size="12pt" fo:language="en" fo:country="US" fo:font-weight="normal" style:font-size-asian="12pt" style:language-asian="zh" style:country-asian="CN" style:font-weight-asian="normal" style:font-weight-complex="bold"/>
    </style:style>
    <style:style style:name="P29" style:family="paragraph" style:parent-style-name="Standard" style:list-style-name="WW8Num10">
      <style:paragraph-properties fo:margin-left="0.2917in" fo:margin-right="0in" fo:text-align="start" style:justify-single-word="false" fo:text-indent="-0.2917in" style:auto-text-indent="false">
        <style:tab-stops>
          <style:tab-stop style:position="0.2917in"/>
        </style:tab-stops>
      </style:paragraph-properties>
      <style:text-properties fo:font-size="12pt" fo:language="en" fo:country="US" fo:font-weight="normal" style:font-size-asian="12pt" style:language-asian="zh" style:country-asian="CN" style:font-weight-asian="normal" style:font-weight-complex="bold"/>
    </style:style>
    <style:style style:name="P30" style:family="paragraph" style:parent-style-name="Standard" style:list-style-name="WW8Num4">
      <style:paragraph-properties fo:margin-left="0.2917in" fo:margin-right="0in" fo:text-align="start" style:justify-single-word="false" fo:text-indent="-0.2917in" style:auto-text-indent="false">
        <style:tab-stops>
          <style:tab-stop style:position="0.2917in"/>
        </style:tab-stops>
      </style:paragraph-properties>
      <style:text-properties fo:font-size="12pt" fo:language="en" fo:country="US" style:font-size-asian="12pt" style:language-asian="zh" style:country-asian="CN"/>
    </style:style>
    <style:style style:name="P31" style:family="paragraph" style:parent-style-name="Standard" style:list-style-name="WW8Num8">
      <style:paragraph-properties fo:margin-left="0.2917in" fo:margin-right="0in" fo:text-align="start" style:justify-single-word="false" fo:text-indent="-0.2917in" style:auto-text-indent="false">
        <style:tab-stops>
          <style:tab-stop style:position="0.2917in"/>
        </style:tab-stops>
      </style:paragraph-properties>
      <style:text-properties fo:font-size="12pt" fo:language="en" fo:country="US" style:font-size-asian="12pt" style:language-asian="zh" style:country-asian="CN"/>
    </style:style>
    <style:style style:name="P32" style:family="paragraph" style:parent-style-name="Standard" style:list-style-name="WW8Num2">
      <style:paragraph-properties fo:margin-left="0.2917in" fo:margin-right="0in" fo:text-indent="-0.2917in" style:auto-text-indent="false">
        <style:tab-stops>
          <style:tab-stop style:position="0.2917in"/>
        </style:tab-stops>
      </style:paragraph-properties>
    </style:style>
    <style:style style:name="P33" style:family="paragraph" style:parent-style-name="Standard" style:list-style-name="WW8Num3">
      <style:paragraph-properties fo:margin-left="0.2917in" fo:margin-right="0in" fo:text-align="start" style:justify-single-word="false" fo:text-indent="-0.2917in" style:auto-text-indent="false">
        <style:tab-stops>
          <style:tab-stop style:position="0.2917in"/>
        </style:tab-stops>
      </style:paragraph-properties>
    </style:style>
    <style:style style:name="P34" style:family="paragraph" style:parent-style-name="Standard" style:list-style-name="WW8Num6">
      <style:paragraph-properties fo:margin-left="0.2917in" fo:margin-right="0in" fo:text-align="start" style:justify-single-word="false" fo:text-indent="-0.2917in" style:auto-text-indent="false">
        <style:tab-stops>
          <style:tab-stop style:position="0.2917in"/>
        </style:tab-stops>
      </style:paragraph-properties>
    </style:style>
    <style:style style:name="P35" style:family="paragraph" style:parent-style-name="Standard" style:list-style-name="WW8Num4">
      <style:paragraph-properties fo:margin-left="0.2917in" fo:margin-right="0in" fo:text-align="start" style:justify-single-word="false" fo:text-indent="-0.2917in" style:auto-text-indent="false">
        <style:tab-stops>
          <style:tab-stop style:position="0.2917in"/>
        </style:tab-stops>
      </style:paragraph-properties>
    </style:style>
    <style:style style:name="P36" style:family="paragraph" style:parent-style-name="Standard" style:list-style-name="WW8Num5">
      <style:paragraph-properties fo:margin-left="0.2917in" fo:margin-right="0in" fo:text-align="start" style:justify-single-word="false" fo:text-indent="-0.2917in" style:auto-text-indent="false">
        <style:tab-stops>
          <style:tab-stop style:position="0.2917in"/>
        </style:tab-stops>
      </style:paragraph-properties>
    </style:style>
    <style:style style:name="P37" style:family="paragraph" style:parent-style-name="Standard" style:list-style-name="WW8Num7">
      <style:paragraph-properties fo:margin-left="0.2917in" fo:margin-right="0in" fo:text-align="start" style:justify-single-word="false" fo:text-indent="-0.2917in" style:auto-text-indent="false">
        <style:tab-stops>
          <style:tab-stop style:position="0.2917in"/>
        </style:tab-stops>
      </style:paragraph-properties>
    </style:style>
    <style:style style:name="P38" style:family="paragraph" style:parent-style-name="Standard" style:list-style-name="WW8Num11">
      <style:paragraph-properties fo:margin-left="0.2917in" fo:margin-right="0in" fo:text-align="start" style:justify-single-word="false" fo:text-indent="-0.2917in" style:auto-text-indent="false">
        <style:tab-stops>
          <style:tab-stop style:position="0.2917in"/>
        </style:tab-stops>
      </style:paragraph-properties>
    </style:style>
    <style:style style:name="P39" style:family="paragraph" style:parent-style-name="Standard" style:list-style-name="WW8Num8">
      <style:paragraph-properties fo:margin-left="0.2917in" fo:margin-right="0in" fo:text-align="start" style:justify-single-word="false" fo:text-indent="-0.2917in" style:auto-text-indent="false">
        <style:tab-stops>
          <style:tab-stop style:position="0.2917in"/>
        </style:tab-stops>
      </style:paragraph-properties>
    </style:style>
    <style:style style:name="P40" style:family="paragraph" style:parent-style-name="Standard" style:list-style-name="WW8Num12">
      <style:paragraph-properties fo:margin-left="0.2917in" fo:margin-right="0in" fo:text-align="start" style:justify-single-word="false" fo:text-indent="-0.2917in" style:auto-text-indent="false">
        <style:tab-stops>
          <style:tab-stop style:position="0.2917in"/>
        </style:tab-stops>
      </style:paragraph-properties>
    </style:style>
    <style:style style:name="P41" style:family="paragraph" style:parent-style-name="Standard">
      <style:paragraph-properties fo:margin-left="1.4161in" fo:margin-right="0in" fo:text-align="start" style:justify-single-word="false" fo:text-indent="-1.1665in" style:auto-text-indent="false"/>
      <style:text-properties fo:font-size="12pt" style:font-size-asian="12pt"/>
    </style:style>
    <style:style style:name="P42" style:family="paragraph" style:parent-style-name="Standard">
      <style:paragraph-properties fo:margin-left="1.4165in" fo:margin-right="0in" fo:text-align="start" style:justify-single-word="false" fo:text-indent="-1.4165in" style:auto-text-indent="false"/>
      <style:text-properties fo:font-size="12pt" style:font-size-asian="12pt"/>
    </style:style>
    <style:style style:name="P43" style:family="paragraph" style:parent-style-name="Standard">
      <style:paragraph-properties fo:margin-left="0in" fo:margin-right="0in" fo:text-align="start" style:justify-single-word="false" fo:text-indent="0.25in" style:auto-text-indent="false"/>
      <style:text-properties fo:font-size="12pt" style:font-size-asian="12pt"/>
    </style:style>
    <style:style style:name="T1" style:family="text">
      <style:text-properties fo:font-size="12pt" style:font-size-asian="12pt"/>
    </style:style>
    <style:style style:name="T2" style:family="text">
      <style:text-properties fo:font-size="12pt" style:font-size-asian="12pt" style:language-asian="zh" style:country-asian="CN"/>
    </style:style>
    <style:style style:name="T3" style:family="text">
      <style:text-properties fo:font-size="12pt" fo:language="en" fo:country="US" style:font-size-asian="12pt" style:language-asian="zh" style:country-asian="CN"/>
    </style:style>
    <style:style style:name="T4" style:family="text">
      <style:text-properties fo:font-size="12pt" fo:language="en" fo:country="US" style:font-size-asian="12pt" style:language-asian="zh" style:country-asian="CN" style:font-size-complex="12pt"/>
    </style:style>
    <style:style style:name="T5" style:family="text">
      <style:text-properties fo:font-size="12pt" fo:language="en" fo:country="US" fo:font-weight="bold" style:font-size-asian="12pt" style:language-asian="zh" style:country-asian="CN" style:font-weight-asian="bold" style:font-weight-complex="bold"/>
    </style:style>
    <style:style style:name="T6" style:family="text">
      <style:text-properties fo:font-size="12pt" fo:language="en" fo:country="US" fo:font-weight="bold" style:font-name-asian="Times New Roman" style:font-size-asian="12pt" style:language-asian="zh" style:country-asian="CN" style:font-weight-asian="bold"/>
    </style:style>
    <style:style style:name="T7" style:family="text">
      <style:text-properties fo:font-size="12pt" fo:language="en" fo:country="US" fo:font-weight="normal" style:font-size-asian="12pt" style:language-asian="zh" style:country-asian="CN" style:font-weight-asian="normal" style:font-size-complex="12pt" style:font-weight-complex="bold"/>
    </style:style>
    <style:style style:name="T8" style:family="text">
      <style:text-properties fo:font-size="12pt" fo:language="en" fo:country="US" fo:font-weight="normal" style:font-size-asian="12pt" style:language-asian="zh" style:country-asian="CN" style:font-weight-asian="normal" style:font-weight-complex="bold"/>
    </style:style>
    <style:style style:name="T9" style:family="text">
      <style:text-properties fo:font-size="12pt" fo:language="en" fo:country="US" fo:font-weight="normal" officeooo:rsid="001059af" style:font-size-asian="12pt" style:language-asian="zh" style:country-asian="CN" style:font-weight-asian="normal" style:font-weight-complex="bold"/>
    </style:style>
    <style:style style:name="T10" style:family="text">
      <style:text-properties fo:font-size="12pt" fo:language="en" fo:country="US" fo:font-weight="normal" style:font-size-asian="12pt" style:language-asian="zh" style:country-asian="CN" style:font-weight-asian="normal" style:font-weight-complex="normal"/>
    </style:style>
    <style:style style:name="T11" style:family="text">
      <style:text-properties fo:font-size="12pt" fo:language="en" fo:country="US" fo:font-weight="normal" style:font-name-asian="Times New Roman" style:font-size-asian="12pt" style:language-asian="zh" style:country-asian="CN" style:font-weight-asian="normal" style:font-size-complex="12pt" style:font-weight-complex="bold"/>
    </style:style>
    <style:style style:name="T12" style:family="text">
      <style:text-properties fo:font-size="12pt" fo:language="en" fo:country="US" fo:font-weight="normal" style:font-name-asian="Times New Roman" style:font-size-asian="12pt" style:language-asian="zh" style:country-asian="CN" style:font-weight-asian="normal" style:font-weight-complex="bold"/>
    </style:style>
    <style:style style:name="T13" style:family="text">
      <style:text-properties fo:font-size="12pt" fo:language="en" fo:country="US" style:font-name-asian="Times New Roman" style:font-size-asian="12pt" style:language-asian="zh" style:country-asian="CN"/>
    </style:style>
    <style:style style:name="T14" style:family="text">
      <style:text-properties fo:font-size="12pt" fo:language="en" fo:country="US" fo:font-style="normal" style:font-size-asian="12pt" style:language-asian="zh" style:country-asian="CN" style:font-style-asian="normal" style:font-style-complex="normal"/>
    </style:style>
    <style:style style:name="T15" style:family="text">
      <style:text-properties fo:font-size="12pt" fo:language="en" fo:country="US" fo:font-style="italic" style:font-size-asian="12pt" style:language-asian="zh" style:country-asian="CN" style:font-style-asian="italic" style:font-style-complex="italic"/>
    </style:style>
    <style:style style:name="T16" style:family="text">
      <style:text-properties fo:font-size="12pt" style:font-name-asian="Times New Roman" style:font-size-asian="12pt"/>
    </style:style>
    <style:style style:name="T17" style:family="text">
      <style:text-properties style:text-position="super 58%" fo:font-size="12pt" fo:language="en" fo:country="US" style:font-size-asian="12pt" style:language-asian="zh" style:country-asian="CN" style:font-size-complex="12pt"/>
    </style:style>
    <style:style style:name="T18"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ing Xue</text:p>
      <text:p text:style-name="P1"><text:span text:style-name="T4">400E 33</text:span><text:span text:style-name="T17">rd</text:span><text:span text:style-name="T4"> St. Apt 1915 <text:s text:c="96"/>bxue6@hawk.iit.edu</text:span></text:p>
      <text:p text:style-name="P4">Chicago, IL 60616 <text:s text:c="112"/>(312)459-0293</text:p>
      <text:p text:style-name="P6"/>
      <text:p text:style-name="P10">Education:</text:p>
      <text:list xml:id="list4699314339395579386" text:style-name="WW8Num1">
        <text:list-item>
          <text:p text:style-name="P27">Illinois Institute of Technology, Chicago, IL <text:s/></text:p>
        </text:list-item>
      </text:list>
      <text:p text:style-name="P14"><text:span text:style-name="T11"><text:s text:c="12"/></text:span><text:span text:style-name="T7">MS in Technical Communication and Information Design <text:s text:c="7"/>GPA: <text:s text:c="2"/>/4.0 <text:s text:c="6"/>May 2016</text:span></text:p>
      <text:p text:style-name="P15">Relevant Courses</text:p>
      <text:p text:style-name="P16"><text:span text:style-name="T18"><text:s text:c="3"/></text:span>COM530 Standard-Based Web Design <text:s text:c="10"/>COM428 Verbal Visual Communication <text:s/></text:p>
      <text:p text:style-name="P16"><text:span text:style-name="T18"><text:s text:c="3"/></text:span>COM525 User Experience Research &amp; Evaluation <text:s/>COM541 Information Structure and Retrieval</text:p>
      <text:p text:style-name="P7"/>
      <text:list xml:id="list4177657849385770983" text:style-name="WW8Num2">
        <text:list-item>
          <text:p text:style-name="P32"><text:span text:style-name="T1">Anhui University</text:span><text:span text:style-name="T3">, Hefei, Anhui Province, China </text:span></text:p>
        </text:list-item>
      </text:list>
      <text:p text:style-name="P3"><text:span text:style-name="T18"><text:s text:c="4"/></text:span>MA in English Language and Literature <text:s text:c="11"/>GPA: <text:s text:c="2"/>3.7/4.0 <text:s text:c="13"/>May 2009</text:p>
      <text:p text:style-name="P3"><text:span text:style-name="T18"><text:s text:c="4"/></text:span>BA in English Language <text:s text:c="23"/>GPA: <text:s text:c="2"/>3.6/4.0 <text:s text:c="13"/>May 2004</text:p>
      <text:p text:style-name="Standard"><text:span text:style-name="T13"><text:s text:c="4"/></text:span><text:span text:style-name="T3">BS in Biotechnology <text:s text:c="26"/>GPA: <text:s text:c="2"/>3.4/4.0 <text:s text:c="13"/>May 2004</text:span></text:p>
      <text:p text:style-name="P2"/>
      <text:p text:style-name="P8">Experience:</text:p>
      <text:list xml:id="list6330776104766617851" text:style-name="WW8Num9">
        <text:list-item>
          <text:p text:style-name="P28">Illinois Institute of Technology, Chicago, IL</text:p>
        </text:list-item>
      </text:list>
      <text:p text:style-name="P11"><text:span text:style-name="T18"><text:s text:c="4"/></text:span>Graduate Student Assistant <text:s text:c="37"/>September 2014-Present</text:p>
      <text:list xml:id="list7703382909354330234" text:style-name="WW8Num10">
        <text:list-item>
          <text:p text:style-name="P29">In charge of Office affairs in Department of Humanities</text:p>
        </text:list-item>
        <text:list-item>
          <text:p text:style-name="P29">Manage Email box of Department of Humanities</text:p>
        </text:list-item>
      </text:list>
      <text:p text:style-name="P8"/>
      <text:list xml:id="list3670575157711458262" text:style-name="WW8Num3">
        <text:list-item>
          <text:p text:style-name="P33"><text:span text:style-name="T1">Hefei Cement Research &amp; Design Institute</text:span><text:span text:style-name="T3">, Hefei, Anhui Province, China <text:s/></text:span></text:p>
        </text:list-item>
      </text:list>
      <text:p text:style-name="P17">English Translator and Project Coordinator <text:s text:c="25"/>July 2009-August 2014</text:p>
      <text:list xml:id="list5936838124720428298" text:style-name="WW8Num6">
        <text:list-item>
          <text:p text:style-name="P34"><text:span text:style-name="T3">Translate and interpret between English and Chinese for the construction of </text:span><text:span text:style-name="T1">Vietnam Hoa Binh Cement Production Line</text:span><text:span text:style-name="T3">, </text:span><text:span text:style-name="T1">Sudan Atbara Cement Production Line</text:span><text:span text:style-name="T3">, Ethiopian </text:span><text:span text:style-name="T1">Mekele Cement Production Line</text:span><text:span text:style-name="T3"> and Indonesia S.T.A.R. Cement Production Line.</text:span></text:p>
        </text:list-item>
      </text:list>
      <text:list xml:id="list4311258911697059996" text:style-name="WW8Num4">
        <text:list-item>
          <text:p text:style-name="P35"><text:span text:style-name="T3">Design the layout of the web site of the engineering company of </text:span><text:span text:style-name="T1">Hefei Cement Research &amp; Design Institute</text:span><text:span text:style-name="T3"> (www.hcrdieng.com) and in charge of daily update and maintenance work.</text:span></text:p>
        </text:list-item>
        <text:list-item>
          <text:p text:style-name="P30">Administration work: manage visa application and keep passports of hundreds of employees in the overseas project and in charge of the communication among the owner, local immigration bureau, the general contractor and the sub-contractors. </text:p>
        </text:list-item>
      </text:list>
      <text:p text:style-name="P12"/>
      <text:list xml:id="list973805762520340235" text:style-name="WW8Num5">
        <text:list-item>
          <text:p text:style-name="P36"><text:span text:style-name="T1">Anhui Broadcasting Movie and Television College</text:span><text:span text:style-name="T3">, Hefei, Anhui Province, China</text:span></text:p>
        </text:list-item>
      </text:list>
      <text:p text:style-name="P12"><text:span text:style-name="T18"><text:s text:c="4"/></text:span>College English Teacher <text:s text:c="37"/>September 2007-June 2008</text:p>
      <text:list xml:id="list3581229325163641860" text:style-name="WW8Num7">
        <text:list-item>
          <text:p text:style-name="P37"><text:span text:style-name="T14">Teaching the course of </text:span><text:span text:style-name="T15">College English</text:span></text:p>
        </text:list-item>
      </text:list>
      <text:p text:style-name="P9"><text:s/></text:p>
      <text:p text:style-name="P19">Skills:</text:p>
      <text:p text:style-name="P18"><text:span text:style-name="T6"><text:s text:c="3"/></text:span><text:span text:style-name="T12"><text:s/></text:span><text:span text:style-name="T8">PC Systems: Windows, Linux</text:span></text:p>
      <text:p text:style-name="P18"><text:span text:style-name="T6"><text:s text:c="4"/></text:span><text:span text:style-name="T8">Software: Microsoft Office(Word, Excel, PowerPoint), Photoshop, Axure</text:span></text:p>
      <text:p text:style-name="P18"><text:span text:style-name="T12"><text:s text:c="4"/></text:span><text:span text:style-name="T8">Web development </text:span><text:span text:style-name="T9">and version control</text:span><text:span text:style-name="T8"> tools: HTML, CSS, Javascript, <text:s/>Python, Git</text:span></text:p>
      <text:p text:style-name="P18"><text:span text:style-name="T12"><text:s text:c="4"/></text:span><text:span text:style-name="T8">Language: English(fluent), Chinese(native fluency), French(basic understanding)</text:span></text:p>
      <text:p text:style-name="P2"/>
      <text:p text:style-name="P5">Awards/Activities: </text:p>
      <text:list xml:id="list3178139952724877433" text:style-name="WW8Num11">
        <text:list-item>
          <text:p text:style-name="P38"><text:soft-page-break/><text:span text:style-name="T10">Model, Career Fair Fashion Show, </text:span><text:span text:style-name="T8">Illinois Institute of Technology </text:span><text:span text:style-name="T10"><text:s text:c="13"/>September 2014</text:span></text:p>
        </text:list-item>
      </text:list>
      <text:list xml:id="list8987524888593781648" text:style-name="WW8Num8">
        <text:list-item>
          <text:p text:style-name="P39"><text:span text:style-name="T3">Volunteer, Library Student Advocate, </text:span><text:span text:style-name="T8">Illinois Institute of Technology</text:span><text:span text:style-name="T3"> <text:s text:c="6"/>October 2014-Present</text:span></text:p>
        </text:list-item>
        <text:list-item>
          <text:p text:style-name="P31">Volunteer, Exhibitor Registration of Green Festivals, Inc. <text:s text:c="22"/>October 2014</text:p>
        </text:list-item>
        <text:list-item>
          <text:p text:style-name="P39"><text:span text:style-name="T3">Deputy director, </text:span><text:span text:style-name="T2">Academic</text:span><text:span text:style-name="T1"> Department</text:span><text:span text:style-name="T3"> in </text:span><text:span text:style-name="T1">School Student Association, Anhui University</text:span><text:span text:style-name="T3"> 2001-2002</text:span></text:p>
        </text:list-item>
        <text:list-item>
          <text:p text:style-name="P39"><text:span text:style-name="T1">Chief editor</text:span><text:span text:style-name="T3">, College</text:span><text:span text:style-name="T1"> Newspaper of Life Science College</text:span><text:span text:style-name="T3">, Anhui University <text:s text:c="10"/>2002-2003</text:span></text:p>
        </text:list-item>
        <text:list-item>
          <text:p text:style-name="P39"><text:span text:style-name="T1">Member</text:span><text:span text:style-name="T3">, </text:span><text:span text:style-name="T1">Publicizing Department in School Postgraduate Association, Anhui Universit</text:span><text:span text:style-name="T3">y 2006-2007</text:span></text:p>
        </text:list-item>
      </text:list>
      <text:p text:style-name="P12"/>
      <text:p text:style-name="P13"><text:span text:style-name="T5">Portfolios/Publications:</text:span><text:span text:style-name="T3"> </text:span></text:p>
      <text:list xml:id="list6011569089242476580" text:style-name="WW8Num12">
        <text:list-item>
          <text:p text:style-name="P40"><text:span text:style-name="T3">Individual Web page design: </text:span><text:a xlink:type="simple" xlink:href="http://xbim1810.github.io/"><text:span text:style-name="Internet_20_link"><text:span text:style-name="T3">xbim1810.github.io</text:span></text:span></text:a></text:p>
        </text:list-item>
        <text:list-item>
          <text:p text:style-name="P40"><text:span text:style-name="T3">Web page layout design of Engineering Company: </text:span><text:a xlink:type="simple" xlink:href="http://www.hcrdi.com/"><text:span text:style-name="Internet_20_link"><text:span text:style-name="T3">www.hcrdieng.com</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imSun" svg:font-family="SimSu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Wingdings" fo:font-family="Wingdings" style:font-charset="x-symbol" fo:font-size="12pt" fo:language="en" fo:country="US" style:font-size-asian="12pt" style:language-asian="zh" style:country-asian="CN" style:font-name-complex="Wingdings" style:font-family-complex="Wingdings" style:font-charset-complex="x-symbol"/>
    </style:style>
    <style:style style:name="WW8Num3z0" style:family="text">
      <style:text-properties style:font-name="Wingdings" fo:font-family="Wingdings" style:font-charset="x-symbol" fo:font-size="12pt" style:font-size-asian="12pt" style:font-name-complex="Wingdings" style:font-family-complex="Wingdings" style:font-charset-complex="x-symbol"/>
    </style:style>
    <style:style style:name="WW8Num4z0" style:family="text">
      <style:text-properties style:font-name="Wingdings" fo:font-family="Wingdings" style:font-charset="x-symbol" fo:font-size="12pt" style:font-size-asian="12pt" style:font-name-complex="Wingdings" style:font-family-complex="Wingdings" style:font-charset-complex="x-symbol"/>
    </style:style>
    <style:style style:name="WW8Num5z0" style:family="text">
      <style:text-properties style:font-name="Wingdings" fo:font-family="Wingdings" style:font-charset="x-symbol" fo:font-size="12pt" fo:language="en" fo:country="US" style:font-size-asian="12pt" style:language-asian="zh" style:country-asian="CN" style:font-name-complex="Wingdings" style:font-family-complex="Wingdings" style:font-charset-complex="x-symbol"/>
    </style:style>
    <style:style style:name="WW8Num6z0" style:family="text">
      <style:text-properties style:font-name="Wingdings" fo:font-family="Wingdings" style:font-charset="x-symbol" fo:font-size="12pt" style:font-size-asian="12pt" style:font-name-complex="Wingdings" style:font-family-complex="Wingdings" style:font-charset-complex="x-symbol"/>
    </style:style>
    <style:style style:name="WW8Num7z0" style:family="text">
      <style:text-properties style:font-name="Wingdings" fo:font-family="Wingdings" style:font-charset="x-symbol" fo:font-size="12pt" style:font-size-asian="12pt" style:font-name-complex="Wingdings" style:font-family-complex="Wingdings" style:font-charset-complex="x-symbol"/>
    </style:style>
    <style:style style:name="WW8Num8z0" style:family="text">
      <style:text-properties style:font-name="Wingdings" fo:font-family="Wingdings" style:font-charset="x-symbol" fo:font-size="12pt" fo:language="en" fo:country="US" style:font-size-asian="12pt" style:language-asian="zh" style:country-asian="CN" style:font-name-complex="Wingdings" style:font-family-complex="Wingdings" style:font-charset-complex="x-symbol"/>
    </style:style>
    <style:style style:name="WW8Num9z0" style:family="text">
      <style:text-properties style:font-name="Wingdings" fo:font-family="Wingdings" style:font-charset="x-symbol" style:font-name-complex="Wingdings" style:font-family-complex="Wingdings" style:font-charset-complex="x-symbol"/>
    </style:style>
    <style:style style:name="WW8Num10z0" style:family="text">
      <style:text-properties style:font-name="Wingdings" fo:font-family="Wingdings" style:font-charset="x-symbol" style:font-name-complex="Wingdings" style:font-family-complex="Wingdings" style:font-charset-complex="x-symbol"/>
    </style:style>
    <style:style style:name="WW8Num11z0" style:family="text">
      <style:text-properties style:font-name="Wingdings" fo:font-family="Wingdings" style:font-charset="x-symbol" fo:font-size="12pt" fo:language="en" fo:country="US" style:font-size-asian="12pt" style:language-asian="zh" style:country-asian="CN" style:font-name-complex="Wingdings" style:font-family-complex="Wingdings" style:font-charset-complex="x-symbol"/>
    </style:style>
    <style:style style:name="WW8Num12z0" style:family="text">
      <style:text-properties style:font-name="Wingdings" fo:font-family="Wingdings" style:font-charset="x-symbol" fo:font-size="12pt" fo:language="en" fo:country="US" style:font-size-asian="12pt" style:language-asian="zh" style:country-asian="CN" style:font-name-complex="Wingdings" style:font-family-complex="Wingdings" style:font-charset-complex="x-symbol"/>
    </style:style>
    <style:style style:name="默认段落字体" style:family="text"/>
    <style:style style:name="Internet_20_link" style:display-name="Internet link" style:family="text" style:parent-style-name="默认段落字体">
      <style:text-properties fo:color="#0000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6665in" fo:margin-right="0.6016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meta:initial-creator>w</meta:initial-creator>
    <meta:creation-date>2007-11-03T21:55:00</meta:creation-date>
    <dc:date>2014-11-15T17:05:35.885719441</dc:date>
    <meta:editing-cycles>110</meta:editing-cycles>
    <meta:generator>LibreOffice/4.2.4.2$Linux_X86_64 LibreOffice_project/420m0$Build-2</meta:generator>
    <meta:editing-duration>P0D</meta:editing-duration>
    <meta:document-statistic meta:table-count="0" meta:image-count="0" meta:object-count="0" meta:page-count="2" meta:paragraph-count="42" meta:word-count="370" meta:character-count="3214" meta:non-whitespace-character-count="2349"/>
    <meta:user-defined meta:name="KSOProductBuildVer">2052-9.1.0.4867</meta:user-defined>
  </office:meta>
</office:document-meta>
</file>